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50000006CF0BE7F30E6C2985C.png" manifest:media-type="image/png"/>
  <manifest:file-entry manifest:full-path="Pictures/100000000000005700000015422C43668ED990CC.png" manifest:media-type="image/png"/>
  <manifest:file-entry manifest:full-path="Pictures/10000000000001D90000014708586D398589DBA8.png" manifest:media-type="image/png"/>
  <manifest:file-entry manifest:full-path="Pictures/100000000000005D0000001EFF06DE7B6D91B4E9.png" manifest:media-type="image/png"/>
  <manifest:file-entry manifest:full-path="Pictures/100000000000001500000086CED1840989903FD0.png" manifest:media-type="image/png"/>
  <manifest:file-entry manifest:full-path="Pictures/10000000000000570000001510547D8CF24BA0AC.png" manifest:media-type="image/png"/>
  <manifest:file-entry manifest:full-path="Pictures/10000000000000150000008E430B4E660511FC94.png" manifest:media-type="image/png"/>
  <manifest:file-entry manifest:full-path="Pictures/100000000000005700000015D935F2AA5DD13057.png" manifest:media-type="image/png"/>
  <manifest:file-entry manifest:full-path="Pictures/10000000000000570000001546E2E9DECABD2A4F.png" manifest:media-type="image/png"/>
  <manifest:file-entry manifest:full-path="Pictures/10000000000000150000008E1B05D69E1BB4CA7A.png" manifest:media-type="image/png"/>
  <manifest:file-entry manifest:full-path="Pictures/1000000000000057000000150096300FD720E7B3.png" manifest:media-type="image/png"/>
  <manifest:file-entry manifest:full-path="Pictures/100000000000005D0000001E0DB9AE3B89D79FAC.png" manifest:media-type="image/png"/>
  <manifest:file-entry manifest:full-path="Pictures/10000000000001B30000014721F4A5ED6E8F7753.png" manifest:media-type="image/png"/>
  <manifest:file-entry manifest:full-path="Pictures/100000000000005700000015EDC64C2244C860FB.png" manifest:media-type="image/png"/>
  <manifest:file-entry manifest:full-path="Pictures/10000000000001D900000147BA80864273184E18.png" manifest:media-type="image/png"/>
  <manifest:file-entry manifest:full-path="Pictures/10000000000001B300000147106CC6AA17EE79AD.png" manifest:media-type="image/png"/>
  <manifest:file-entry manifest:full-path="Pictures/10000000000000150000003A05752274E332C0D4.png" manifest:media-type="image/png"/>
  <manifest:file-entry manifest:full-path="Pictures/100000000000005D0000001EA1C4D8BBBF7F20C9.png" manifest:media-type="image/png"/>
  <manifest:file-entry manifest:full-path="Pictures/10000000000000570000001507A02359DC5945DC.png" manifest:media-type="image/png"/>
  <manifest:file-entry manifest:full-path="Pictures/10000000000001BA0000010127C4404394791F1E.png" manifest:media-type="image/png"/>
  <manifest:file-entry manifest:full-path="Pictures/100000000000005D0000001EB261C49EC095343B.png" manifest:media-type="image/png"/>
  <manifest:file-entry manifest:full-path="Pictures/10000000000000400000001AA35851A0DC92C5DB.png" manifest:media-type="image/png"/>
  <manifest:file-entry manifest:full-path="Pictures/100000000000015F000000DB668A2B2469AADD40.png" manifest:media-type="image/png"/>
  <manifest:file-entry manifest:full-path="Pictures/100000000000005D0000001ED94503127325F9B9.png" manifest:media-type="image/png"/>
  <manifest:file-entry manifest:full-path="Pictures/100000000000005D0000001E63FB3A346C04389D.png" manifest:media-type="image/png"/>
  <manifest:file-entry manifest:full-path="Pictures/10000000000000150000006C30D6BA800F9BCCC2.png" manifest:media-type="image/png"/>
  <manifest:file-entry manifest:full-path="Pictures/100000000000005700000015AB2AB69F694E744B.png" manifest:media-type="image/png"/>
  <manifest:file-entry manifest:full-path="Pictures/100000000000001500000034420C7E234431E2CB.png" manifest:media-type="image/png"/>
  <manifest:file-entry manifest:full-path="Pictures/100000000000005D0000001E9545E3FBCF72668C.png" manifest:media-type="image/png"/>
  <manifest:file-entry manifest:full-path="Pictures/10000000000001B3000000D81A28E85839DB87BD.png" manifest:media-type="image/png"/>
  <manifest:file-entry manifest:full-path="Pictures/1000000000000057000000156AB8FE3632269ACC.png" manifest:media-type="image/png"/>
  <manifest:file-entry manifest:full-path="Pictures/10000000000000320000001A23270E8E04E8FB8E.png" manifest:media-type="image/png"/>
  <manifest:file-entry manifest:full-path="Pictures/100000000000005D0000001EDA4CD08FC0A458C9.png" manifest:media-type="image/png"/>
  <manifest:file-entry manifest:full-path="Pictures/100000000000005D0000001E2826579AFC38F1AD.png" manifest:media-type="image/png"/>
  <manifest:file-entry manifest:full-path="Pictures/10000000000001D9000001471E1EE764339230D8.png" manifest:media-type="image/png"/>
  <manifest:file-entry manifest:full-path="Pictures/100000000000005D0000001EAD68203D36B80B2C.png" manifest:media-type="image/png"/>
  <manifest:file-entry manifest:full-path="Pictures/100000000000005700000015F80A33C4FA48BD65.png" manifest:media-type="image/png"/>
  <manifest:file-entry manifest:full-path="Pictures/10000000000000150000006C3AF125168CE4CEA3.png" manifest:media-type="image/png"/>
  <manifest:file-entry manifest:full-path="Pictures/10000000000001E00000014772DE1C8B08DCB928.png" manifest:media-type="image/png"/>
  <manifest:file-entry manifest:full-path="Pictures/10000000000001B3000001475E5C20E941C040EF.png" manifest:media-type="image/png"/>
  <manifest:file-entry manifest:full-path="Pictures/10000000000000150000006208DC88696BD695B5.png" manifest:media-type="image/png"/>
  <manifest:file-entry manifest:full-path="Pictures/100000000000001500000086A8A2FA711D6F6F87.png" manifest:media-type="image/png"/>
  <manifest:file-entry manifest:full-path="Pictures/1000000000000015000000626C9AB9F04E581D40.png" manifest:media-type="image/png"/>
  <manifest:file-entry manifest:full-path="Pictures/100000000000005D0000001ECFD18E8355AD7E23.png" manifest:media-type="image/png"/>
  <manifest:file-entry manifest:full-path="Pictures/10000000000001B300000147F81F08627B8A8589.png" manifest:media-type="image/png"/>
  <manifest:file-entry manifest:full-path="Pictures/10000000000000570000001552749BE00FE545F7.png" manifest:media-type="image/png"/>
  <manifest:file-entry manifest:full-path="Pictures/100000000000005700000015375C71AD571A2DF1.png" manifest:media-type="image/png"/>
  <manifest:file-entry manifest:full-path="Pictures/100000000000005D0000001EB8DA05F701B944EB.png" manifest:media-type="image/png"/>
  <manifest:file-entry manifest:full-path="Pictures/1000000000000057000000156BCA4E0A4CA5C64F.png" manifest:media-type="image/png"/>
  <manifest:file-entry manifest:full-path="Pictures/10000000000001B3000000FD1FB9C9266370E3E5.png" manifest:media-type="image/png"/>
  <manifest:file-entry manifest:full-path="Pictures/10000000000000150000006C77C81E65A7C45819.png" manifest:media-type="image/png"/>
  <manifest:file-entry manifest:full-path="Pictures/100000000000005D0000001E1B39D2C5C590F7CE.png" manifest:media-type="image/png"/>
  <manifest:file-entry manifest:full-path="Pictures/10000000000000320000001A2A16D432548426C7.png" manifest:media-type="image/png"/>
  <manifest:file-entry manifest:full-path="Pictures/10000000000001D900000122B2EC01FE39026F38.png" manifest:media-type="image/png"/>
  <manifest:file-entry manifest:full-path="Pictures/10000000000001D9000001471F24E6F33F82A786.png" manifest:media-type="image/png"/>
  <manifest:file-entry manifest:full-path="Pictures/1000000000000057000000159F93A5D471E803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1.448in" svg:y="1.1252in" svg:width="0.2217in" svg:height="1.1299in" draw:z-index="2"><draw:image xlink:href="Pictures/10000000000000150000006C30D6BA800F9BCCC2.png" xlink:type="simple" xlink:show="embed" xlink:actuate="onLoad"/></draw:frame><draw:frame draw:style-name="fr1" draw:name="Image4" text:anchor-type="paragraph" svg:x="2.9764in" svg:y="-0.1516in" svg:width="0.9728in" svg:height="0.3075in" draw:z-index="3"><draw:image xlink:href="Pictures/100000000000005D0000001EAD68203D36B80B2C.png" xlink:type="simple" xlink:show="embed" xlink:actuate="onLoad"/></draw:frame><draw:frame draw:style-name="fr1" draw:name="Image5" text:anchor-type="paragraph" svg:x="3.1791in" svg:y="0.2654in" svg:width="0.5252in" svg:height="0.2693in" draw:z-index="4"><draw:image xlink:href="Pictures/10000000000000320000001A2A16D432548426C7.png" xlink:type="simple" xlink:show="embed" xlink:actuate="onLoad"/></draw:frame></text:p>
      <text:p text:style-name="Standard"/>
      <text:p text:style-name="Standard"><draw:frame draw:style-name="fr1" draw:name="Image1" text:anchor-type="paragraph" svg:x="1.7528in" svg:y="0.1091in" svg:width="3.7in" svg:height="2.3102in" draw:z-index="0"><draw:image xlink:href="Pictures/100000000000015F000000DB668A2B2469AADD4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2.9661in" svg:y="0.0957in" svg:width="0.9102in" svg:height="0.2217in" draw:z-index="1"><draw:image xlink:href="Pictures/100000000000005700000015F80A33C4FA48BD65.png" xlink:type="simple" xlink:show="embed" xlink:actuate="onLoad"/></draw:frame></text:p>
      <text:p text:style-name="Standard"/>
      <text:p text:style-name="Standard"><draw:frame draw:style-name="fr1" draw:name="Image7" text:anchor-type="paragraph" svg:x="2.9764in" svg:y="0.0764in" svg:width="0.9728in" svg:height="0.3075in" draw:z-index="6"><draw:image xlink:href="Pictures/100000000000005D0000001E9545E3FBCF72668C.png" xlink:type="simple" xlink:show="embed" xlink:actuate="onLoad"/></draw:frame></text:p>
      <text:p text:style-name="Standard"/>
      <text:p text:style-name="Standard"><draw:frame draw:style-name="fr1" draw:name="Image6" text:anchor-type="paragraph" svg:x="1.198in" svg:y="0.4583in" svg:width="4.5291in" svg:height="2.2453in" draw:z-index="5"><draw:image xlink:href="Pictures/10000000000001B3000000D81A28E85839DB87BD.png" xlink:type="simple" xlink:show="embed" xlink:actuate="onLoad"/></draw:frame><draw:frame draw:style-name="fr2" draw:name="Image8" text:anchor-type="paragraph" svg:width="0.5252in" svg:height="0.2693in" draw:z-index="7"><draw:image xlink:href="Pictures/10000000000000320000001A23270E8E04E8FB8E.png" xlink:type="simple" xlink:show="embed" xlink:actuate="onLoad"/></draw:frame><draw:frame draw:style-name="fr1" draw:name="Image9" text:anchor-type="paragraph" svg:x="0.7791in" svg:y="0.948in" svg:width="0.2217in" svg:height="1.0252in" draw:z-index="8"><draw:image xlink:href="Pictures/10000000000000150000006208DC88696BD695B5.png" xlink:type="simple" xlink:show="embed" xlink:actuate="onLoad"/></draw:frame><draw:frame draw:style-name="fr1" draw:name="Image10" text:anchor-type="paragraph" svg:x="2.9346in" svg:y="2.7709in" svg:width="0.9102in" svg:height="0.2217in" draw:z-index="9"><draw:image xlink:href="Pictures/100000000000005700000015AB2AB69F694E744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11" text:anchor-type="paragraph" svg:x="2.9764in" svg:y="0.0764in" svg:width="0.9728in" svg:height="0.3075in" draw:z-index="10"><draw:image xlink:href="Pictures/100000000000005D0000001EB261C49EC095343B.png" xlink:type="simple" xlink:show="embed" xlink:actuate="onLoad"/></draw:frame></text:p>
      <text:p text:style-name="Standard"><draw:frame draw:style-name="fr1" draw:name="Image12" text:anchor-type="paragraph" svg:x="3.2in" svg:y="0.3063in" svg:width="0.5252in" svg:height="0.2693in" draw:z-index="11"><draw:image xlink:href="Pictures/10000000000000320000001A23270E8E04E8FB8E.png" xlink:type="simple" xlink:show="embed" xlink:actuate="onLoad"/></draw:frame><draw:frame draw:style-name="fr1" draw:name="Image13" text:anchor-type="paragraph" svg:x="1.1626in" svg:y="1.0835in" svg:width="4.6in" svg:height="2.6756in" draw:z-index="12"><draw:image xlink:href="Pictures/10000000000001BA0000010127C4404394791F1E.png" xlink:type="simple" xlink:show="embed" xlink:actuate="onLoad"/></draw:frame><draw:frame draw:style-name="fr1" draw:name="Image14" text:anchor-type="paragraph" svg:x="0.8209in" svg:y="1.9583in" svg:width="0.2217in" svg:height="0.6083in" draw:z-index="13"><draw:image xlink:href="Pictures/10000000000000150000003A05752274E332C0D4.png" xlink:type="simple" xlink:show="embed" xlink:actuate="onLoad"/></draw:frame><draw:frame draw:style-name="fr1" draw:name="Image15" text:anchor-type="paragraph" svg:x="3.0283in" svg:y="3.9374in" svg:width="0.9102in" svg:height="0.2217in" draw:z-index="14"><draw:image xlink:href="Pictures/100000000000005700000015EDC64C2244C860F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6" text:anchor-type="paragraph" svg:x="2.9764in" svg:y="0.1016in" svg:width="0.9728in" svg:height="0.3075in" draw:z-index="15"><draw:image xlink:href="Pictures/100000000000005D0000001E63FB3A346C04389D.png" xlink:type="simple" xlink:show="embed" xlink:actuate="onLoad"/></draw:frame></text:p>
      <text:p text:style-name="Standard"/>
      <text:p text:style-name="Standard"><draw:frame draw:style-name="fr1" draw:name="Image17" text:anchor-type="paragraph" svg:x="3.1374in" svg:y="0.15in" svg:width="0.5252in" svg:height="0.2693in" draw:z-index="16"><draw:image xlink:href="Pictures/10000000000000320000001A23270E8E04E8FB8E.png" xlink:type="simple" xlink:show="embed" xlink:actuate="onLoad"/></draw:frame><draw:frame draw:style-name="fr1" draw:name="Image18" text:anchor-type="paragraph" svg:x="1.0937in" svg:y="0.4272in" svg:width="4.5291in" svg:height="3.402in" draw:z-index="17"><draw:image xlink:href="Pictures/10000000000001B30000014721F4A5ED6E8F7753.png" xlink:type="simple" xlink:show="embed" xlink:actuate="onLoad"/></draw:frame><draw:frame draw:style-name="fr1" draw:name="Image19" text:anchor-type="paragraph" svg:x="0.7063in" svg:y="1.6102in" svg:width="0.2217in" svg:height="0.5457in" draw:z-index="18"><draw:image xlink:href="Pictures/100000000000001500000034420C7E234431E2CB.png" xlink:type="simple" xlink:show="embed" xlink:actuate="onLoad"/></draw:frame><draw:frame draw:style-name="fr1" draw:name="Image20" text:anchor-type="paragraph" svg:x="3.0283in" svg:y="3.9374in" svg:width="0.9102in" svg:height="0.2217in" draw:z-index="19"><draw:image xlink:href="Pictures/1000000000000057000000150096300FD720E7B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21" text:anchor-type="paragraph" svg:x="2.9764in" svg:y="0.1016in" svg:width="0.9728in" svg:height="0.3075in" draw:z-index="20"><draw:image xlink:href="Pictures/100000000000005D0000001EA1C4D8BBBF7F20C9.png" xlink:type="simple" xlink:show="embed" xlink:actuate="onLoad"/></draw:frame><draw:frame draw:style-name="fr1" draw:name="Image22" text:anchor-type="paragraph" svg:x="3.1583in" svg:y="0.5043in" svg:width="0.5252in" svg:height="0.2693in" draw:z-index="21"><draw:image xlink:href="Pictures/10000000000000320000001A23270E8E04E8FB8E.png" xlink:type="simple" xlink:show="embed" xlink:actuate="onLoad"/></draw:frame><draw:frame draw:style-name="fr1" draw:name="Image23" text:anchor-type="paragraph" svg:x="1.1457in" svg:y="0.9689in" svg:width="4.5291in" svg:height="3.402in" draw:z-index="22"><draw:image xlink:href="Pictures/10000000000001B300000147106CC6AA17EE79AD.png" xlink:type="simple" xlink:show="embed" xlink:actuate="onLoad"/></draw:frame><draw:frame draw:style-name="fr1" draw:name="Image24" text:anchor-type="paragraph" svg:x="0.7165in" svg:y="1.7709in" svg:width="0.2217in" svg:height="1.4835in" draw:z-index="23"><draw:image xlink:href="Pictures/10000000000000150000008E1B05D69E1BB4CA7A.png" xlink:type="simple" xlink:show="embed" xlink:actuate="onLoad"/></draw:frame><draw:frame draw:style-name="fr1" draw:name="Image25" text:anchor-type="paragraph" svg:x="2.9244in" svg:y="4.5728in" svg:width="0.9102in" svg:height="0.2217in" draw:z-index="24"><draw:image xlink:href="Pictures/10000000000000570000001546E2E9DECABD2A4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6" text:anchor-type="paragraph" svg:x="2.872in" svg:y="0.0744in" svg:width="0.9728in" svg:height="0.3075in" draw:z-index="25"><draw:image xlink:href="Pictures/100000000000005D0000001EDA4CD08FC0A458C9.png" xlink:type="simple" xlink:show="embed" xlink:actuate="onLoad"/></draw:frame></text:p>
      <text:p text:style-name="Standard"><draw:frame draw:style-name="fr1" draw:name="Image27" text:anchor-type="paragraph" svg:x="3.0543in" svg:y="0.1898in" svg:width="0.5252in" svg:height="0.2693in" draw:z-index="26"><draw:image xlink:href="Pictures/10000000000000320000001A23270E8E04E8FB8E.png" xlink:type="simple" xlink:show="embed" xlink:actuate="onLoad"/></draw:frame></text:p>
      <text:p text:style-name="Standard"/>
      <text:p text:style-name="Standard"><draw:frame draw:style-name="fr1" draw:name="Image28" text:anchor-type="paragraph" svg:x="1.052in" svg:y="0.1272in" svg:width="4.5291in" svg:height="3.402in" draw:z-index="27"><draw:image xlink:href="Pictures/10000000000001B3000001475E5C20E941C040EF.png" xlink:type="simple" xlink:show="embed" xlink:actuate="onLoad"/></draw:frame></text:p>
      <text:p text:style-name="Standard"/>
      <text:p text:style-name="Standard"/>
      <text:p text:style-name="Standard"><draw:frame draw:style-name="fr1" draw:name="Image29" text:anchor-type="paragraph" svg:x="0.6957in" svg:y="0.7626in" svg:width="0.2217in" svg:height="1.4008in" draw:z-index="28"><draw:image xlink:href="Pictures/100000000000001500000086A8A2FA711D6F6F87.png" xlink:type="simple" xlink:show="embed" xlink:actuate="onLoad"/></draw:frame><draw:frame draw:style-name="fr1" draw:name="Image30" text:anchor-type="paragraph" svg:x="2.622in" svg:y="2.9075in" svg:width="0.9102in" svg:height="0.2217in" draw:z-index="29"><draw:image xlink:href="Pictures/10000000000000570000001507A02359DC5945D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1" text:anchor-type="paragraph" svg:x="2.872in" svg:y="0.0744in" svg:width="0.9728in" svg:height="0.3075in" draw:z-index="30"><draw:image xlink:href="Pictures/100000000000005D0000001ECFD18E8355AD7E23.png" xlink:type="simple" xlink:show="embed" xlink:actuate="onLoad"/></draw:frame><text:soft-page-break/></text:p>
      <text:p text:style-name="Standard"><draw:frame draw:style-name="fr1" draw:name="Image32" text:anchor-type="paragraph" svg:x="3.0543in" svg:y="0.1898in" svg:width="0.5252in" svg:height="0.2693in" draw:z-index="31"><draw:image xlink:href="Pictures/10000000000000320000001A23270E8E04E8FB8E.png" xlink:type="simple" xlink:show="embed" xlink:actuate="onLoad"/></draw:frame></text:p>
      <text:p text:style-name="Standard"><draw:frame draw:style-name="fr1" draw:name="Image33" text:anchor-type="paragraph" svg:x="1.0417in" svg:y="0.3335in" svg:width="4.5291in" svg:height="3.402in" draw:z-index="32"><draw:image xlink:href="Pictures/10000000000001B300000147F81F08627B8A8589.png" xlink:type="simple" xlink:show="embed" xlink:actuate="onLoad"/></draw:frame><draw:frame draw:style-name="fr1" draw:name="Image34" text:anchor-type="paragraph" svg:x="0.6543in" svg:y="1.3291in" svg:width="0.2217in" svg:height="1.1299in" draw:z-index="33"><draw:image xlink:href="Pictures/10000000000000150000006C3AF125168CE4CEA3.png" xlink:type="simple" xlink:show="embed" xlink:actuate="onLoad"/></draw:frame><draw:frame draw:style-name="fr1" draw:name="Image35" text:anchor-type="paragraph" svg:x="2.789in" svg:y="3.8346in" svg:width="0.9102in" svg:height="0.2217in" draw:z-index="34"><draw:image xlink:href="Pictures/10000000000000570000001552749BE00FE545F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6" text:anchor-type="paragraph" svg:x="2.789in" svg:y="0.0764in" svg:width="0.9728in" svg:height="0.3075in" draw:z-index="35"><draw:image xlink:href="Pictures/100000000000005D0000001EB8DA05F701B944EB.png" xlink:type="simple" xlink:show="embed" xlink:actuate="onLoad"/></draw:frame></text:p>
      <text:p text:style-name="Standard"/>
      <text:p text:style-name="Standard"><draw:frame draw:style-name="fr1" draw:name="Image37" text:anchor-type="paragraph" svg:x="2.8457in" svg:y="0in" svg:width="0.6709in" svg:height="0.2693in" draw:z-index="36"><draw:image xlink:href="Pictures/10000000000000400000001AA35851A0DC92C5DB.png" xlink:type="simple" xlink:show="embed" xlink:actuate="onLoad"/></draw:frame><draw:frame draw:style-name="fr1" draw:name="Image38" text:anchor-type="paragraph" svg:x="1.0425in" svg:y="0.3543in" svg:width="4.5283in" svg:height="2.6311in" draw:z-index="37"><draw:image xlink:href="Pictures/10000000000001B3000000FD1FB9C9266370E3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44" text:anchor-type="paragraph" svg:x="0.6874in" svg:y="0.0583in" svg:width="0.2217in" svg:height="1.1299in" draw:z-index="41"><draw:image xlink:href="Pictures/10000000000000150000006C77C81E65A7C4581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2" text:anchor-type="paragraph" svg:x="2.8409in" svg:y="0.139in" svg:width="0.9102in" svg:height="0.2217in" draw:z-index="44"><draw:image xlink:href="Pictures/1000000000000057000000156BCA4E0A4CA5C64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39" text:anchor-type="paragraph" svg:x="2.789in" svg:y="0.0764in" svg:width="0.9728in" svg:height="0.3075in" draw:z-index="38"><draw:image xlink:href="Pictures/100000000000005D0000001E1B39D2C5C590F7CE.png" xlink:type="simple" xlink:show="embed" xlink:actuate="onLoad"/></draw:frame><text:soft-page-break/></text:p>
      <text:p text:style-name="Standard"><draw:frame draw:style-name="fr1" draw:name="Image40" text:anchor-type="paragraph" svg:x="2.9189in" svg:y="0.1917in" svg:width="0.6709in" svg:height="0.2693in" draw:z-index="39"><draw:image xlink:href="Pictures/10000000000000400000001AA35851A0DC92C5DB.png" xlink:type="simple" xlink:show="embed" xlink:actuate="onLoad"/></draw:frame><draw:frame draw:style-name="fr1" draw:name="Image41" text:anchor-type="paragraph" svg:x="0.7693in" svg:y="0.5728in" svg:width="4.928in" svg:height="3.0161in" draw:z-index="40"><draw:image xlink:href="Pictures/10000000000001D900000122B2EC01FE39026F3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5" text:anchor-type="paragraph" svg:x="0.4563in" svg:y="0.0126in" svg:width="0.2217in" svg:height="1.0252in" draw:z-index="42"><draw:image xlink:href="Pictures/1000000000000015000000626C9AB9F04E581D4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3" text:anchor-type="paragraph" svg:x="2.7575in" svg:y="0.0492in" svg:width="0.9102in" svg:height="0.2217in" draw:z-index="45"><draw:image xlink:href="Pictures/100000000000005700000015375C71AD571A2DF1.png" xlink:type="simple" xlink:show="embed" xlink:actuate="onLoad"/></draw:frame></text:p>
      <text:p text:style-name="Standard"/>
      <text:p text:style-name="Standard"><draw:frame draw:style-name="fr1" draw:name="Image46" text:anchor-type="paragraph" svg:x="2.7264in" svg:y="0.1429in" svg:width="0.9728in" svg:height="0.3075in" draw:z-index="43"><draw:image xlink:href="Pictures/100000000000005D0000001E2826579AFC38F1AD.png" xlink:type="simple" xlink:show="embed" xlink:actuate="onLoad"/></draw:frame></text:p>
      <text:p text:style-name="Standard"><draw:frame draw:style-name="fr1" draw:name="Image47" text:anchor-type="paragraph" svg:x="0.7346in" svg:y="0.6563in" svg:width="4.998in" svg:height="3.402in" draw:z-index="46"><draw:image xlink:href="Pictures/10000000000001E00000014772DE1C8B08DCB928.png" xlink:type="simple" xlink:show="embed" xlink:actuate="onLoad"/></draw:frame></text:p>
      <text:p text:style-name="Standard"><draw:frame draw:style-name="fr1" draw:name="Image49" text:anchor-type="paragraph" svg:x="2.8252in" svg:y="0.1189in" svg:width="0.6709in" svg:height="0.2693in" draw:z-index="48"><draw:image xlink:href="Pictures/10000000000000400000001AA35851A0DC92C5D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0" text:anchor-type="paragraph" svg:x="0.4043in" svg:y="0.052in" svg:width="0.2217in" svg:height="0.6083in" draw:z-index="49"><draw:image xlink:href="Pictures/10000000000000150000003A05752274E332C0D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8" text:anchor-type="paragraph" svg:x="2.7366in" svg:y="0.4764in" svg:width="0.9102in" svg:height="0.2217in" draw:z-index="47"><draw:image xlink:href="Pictures/1000000000000057000000156AB8FE3632269AC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51" text:anchor-type="paragraph" svg:x="2.7264in" svg:y="0.1429in" svg:width="0.9728in" svg:height="0.3075in" draw:z-index="50"><draw:image xlink:href="Pictures/100000000000005D0000001E0DB9AE3B89D79FAC.png" xlink:type="simple" xlink:show="embed" xlink:actuate="onLoad"/></draw:frame><text:soft-page-break/></text:p>
      <text:p text:style-name="Standard"><draw:frame draw:style-name="fr1" draw:name="Image52" text:anchor-type="paragraph" svg:x="2.8252in" svg:y="0.2583in" svg:width="0.6709in" svg:height="0.2693in" draw:z-index="51"><draw:image xlink:href="Pictures/10000000000000400000001AA35851A0DC92C5DB.png" xlink:type="simple" xlink:show="embed" xlink:actuate="onLoad"/></draw:frame><draw:frame draw:style-name="fr1" draw:name="Image53" text:anchor-type="paragraph" svg:x="0.7071in" svg:y="0.5835in" svg:width="4.928in" svg:height="3.402in" draw:z-index="52"><draw:image xlink:href="Pictures/10000000000001D9000001471F24E6F33F82A786.png" xlink:type="simple" xlink:show="embed" xlink:actuate="onLoad"/></draw:frame><draw:frame draw:style-name="fr1" draw:name="Image54" text:anchor-type="paragraph" svg:x="2.6327in" svg:y="4.0283in" svg:width="0.9102in" svg:height="0.2217in" draw:z-index="53"><draw:image xlink:href="Pictures/1000000000000057000000159F93A5D471E80348.png" xlink:type="simple" xlink:show="embed" xlink:actuate="onLoad"/></draw:frame><draw:frame draw:style-name="fr1" draw:name="Image55" text:anchor-type="paragraph" svg:x="0.4043in" svg:y="2.0583in" svg:width="0.2217in" svg:height="0.5457in" draw:z-index="54"><draw:image xlink:href="Pictures/100000000000001500000034420C7E234431E2C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6" text:anchor-type="paragraph" svg:x="2.6118in" svg:y="0.1575in" svg:width="0.9728in" svg:height="0.3075in" draw:z-index="55"><draw:image xlink:href="Pictures/100000000000005D0000001EB8DA05F701B944EB.png" xlink:type="simple" xlink:show="embed" xlink:actuate="onLoad"/></draw:frame></text:p>
      <text:p text:style-name="Standard"><draw:frame draw:style-name="fr1" draw:name="Image57" text:anchor-type="paragraph" svg:x="2.7417in" svg:y="0.2583in" svg:width="0.6709in" svg:height="0.2693in" draw:z-index="56"><draw:image xlink:href="Pictures/10000000000000400000001AA35851A0DC92C5DB.png" xlink:type="simple" xlink:show="embed" xlink:actuate="onLoad"/></draw:frame><draw:frame draw:style-name="fr1" draw:name="Image58" text:anchor-type="paragraph" svg:x="0.561in" svg:y="0.5311in" svg:width="4.928in" svg:height="3.402in" draw:z-index="57"><draw:image xlink:href="Pictures/10000000000001D9000001471E1EE764339230D8.png" xlink:type="simple" xlink:show="embed" xlink:actuate="onLoad"/></draw:frame><draw:frame draw:style-name="fr1" draw:name="Image59" text:anchor-type="paragraph" svg:x="2.6327in" svg:y="4.0283in" svg:width="0.9102in" svg:height="0.2217in" draw:z-index="58"><draw:image xlink:href="Pictures/100000000000005700000015D935F2AA5DD13057.png" xlink:type="simple" xlink:show="embed" xlink:actuate="onLoad"/></draw:frame><draw:frame draw:style-name="fr1" draw:name="Image60" text:anchor-type="paragraph" svg:x="0.248in" svg:y="1.5209in" svg:width="0.2217in" svg:height="1.4835in" draw:z-index="59"><draw:image xlink:href="Pictures/10000000000000150000008E430B4E660511FC9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1" text:anchor-type="paragraph" svg:x="2.6118in" svg:y="0.1575in" svg:width="0.9728in" svg:height="0.3075in" draw:z-index="60"><draw:image xlink:href="Pictures/100000000000005D0000001ED94503127325F9B9.png" xlink:type="simple" xlink:show="embed" xlink:actuate="onLoad"/></draw:frame><text:soft-page-break/></text:p>
      <text:p text:style-name="Standard"><draw:frame draw:style-name="fr1" draw:name="Image62" text:anchor-type="paragraph" svg:x="2.7417in" svg:y="0.2583in" svg:width="0.6709in" svg:height="0.2693in" draw:z-index="61"><draw:image xlink:href="Pictures/10000000000000400000001AA35851A0DC92C5DB.png" xlink:type="simple" xlink:show="embed" xlink:actuate="onLoad"/></draw:frame></text:p>
      <text:p text:style-name="Standard"/>
      <text:p text:style-name="Standard"><draw:frame draw:style-name="fr1" draw:name="Image63" text:anchor-type="paragraph" svg:x="0.7382in" svg:y="0.1665in" svg:width="4.928in" svg:height="3.402in" draw:z-index="62"><draw:image xlink:href="Pictures/10000000000001D900000147BA80864273184E18.png" xlink:type="simple" xlink:show="embed" xlink:actuate="onLoad"/></draw:frame><draw:frame draw:style-name="fr1" draw:name="Image64" text:anchor-type="paragraph" svg:x="2.7472in" svg:y="3.6535in" svg:width="0.9102in" svg:height="0.2217in" draw:z-index="63"><draw:image xlink:href="Pictures/10000000000000570000001510547D8CF24BA0AC.png" xlink:type="simple" xlink:show="embed" xlink:actuate="onLoad"/></draw:frame><draw:frame draw:style-name="fr1" draw:name="Image65" text:anchor-type="paragraph" svg:x="0.361in" svg:y="0.8772in" svg:width="0.2217in" svg:height="1.4008in" draw:z-index="64"><draw:image xlink:href="Pictures/100000000000001500000086CED1840989903FD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6" text:anchor-type="paragraph" svg:x="2.6638in" svg:y="0.1516in" svg:width="0.9728in" svg:height="0.3075in" draw:z-index="65"><draw:image xlink:href="Pictures/100000000000005D0000001EFF06DE7B6D91B4E9.png" xlink:type="simple" xlink:show="embed" xlink:actuate="onLoad"/></draw:frame></text:p>
      <text:p text:style-name="Standard"><draw:frame draw:style-name="fr1" draw:name="Image67" text:anchor-type="paragraph" svg:x="2.8043in" svg:y="0.2583in" svg:width="0.6709in" svg:height="0.2693in" draw:z-index="66"><draw:image xlink:href="Pictures/10000000000000400000001AA35851A0DC92C5DB.png" xlink:type="simple" xlink:show="embed" xlink:actuate="onLoad"/></draw:frame><draw:frame draw:style-name="fr1" draw:name="Image68" text:anchor-type="paragraph" svg:x="0.6862in" svg:y="0.5102in" svg:width="4.928in" svg:height="3.402in" draw:z-index="67"><draw:image xlink:href="Pictures/10000000000001D90000014708586D398589DBA8.png" xlink:type="simple" xlink:show="embed" xlink:actuate="onLoad"/></draw:frame><draw:frame draw:style-name="fr1" draw:name="Image69" text:anchor-type="paragraph" svg:x="2.6638in" svg:y="3.9764in" svg:width="0.9102in" svg:height="0.2217in" draw:z-index="68"><draw:image xlink:href="Pictures/100000000000005700000015422C43668ED990CC.png" xlink:type="simple" xlink:show="embed" xlink:actuate="onLoad"/></draw:frame><draw:frame draw:style-name="fr1" draw:name="Image70" text:anchor-type="paragraph" svg:x="0.2791in" svg:y="1.5165in" svg:width="0.2217in" svg:height="1.1299in" draw:z-index="69"><draw:image xlink:href="Pictures/10000000000000150000006CF0BE7F30E6C298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20:37:05.204654135</meta:creation-date>
    <dc:date>2017-01-09T21:16:46.145998305</dc:date>
    <meta:editing-duration>PT28M27S</meta:editing-duration>
    <meta:editing-cycles>4</meta:editing-cycles>
    <meta:generator>LibreOffice/5.1.4.2$Linux_X86_64 LibreOffice_project/10m0$Build-2</meta:generator>
    <meta:document-statistic meta:table-count="0" meta:image-count="70" meta:object-count="0" meta:page-count="7" meta:paragraph-count="0" meta:word-count="0" meta:character-count="0" meta:non-whitespace-character-count="0"/>
  </office:meta>
</office:document-meta>
</file>